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265000000616FAB31162157C8F6.png" manifest:media-type="image/png"/>
  <manifest:file-entry manifest:full-path="Pictures/10000000000000CE000000C88A2042737685F388.png" manifest:media-type="image/png"/>
  <manifest:file-entry manifest:full-path="Pictures/100000000000009600000078F4A719C6299AABA0.png" manifest:media-type="image/png"/>
  <manifest:file-entry manifest:full-path="Pictures/1000000000000069000000FA47922BA0BEE1D631.png" manifest:media-type="image/png"/>
  <manifest:file-entry manifest:full-path="Pictures/10000000000000C8000000C8DB0DBCA475579283.png" manifest:media-type="image/png"/>
  <manifest:file-entry manifest:full-path="Pictures/1000000000000069000000FA7E5E732D10C9E853.png" manifest:media-type="image/png"/>
  <manifest:file-entry manifest:full-path="Pictures/10000000000000960000007829B28039C3044D85.png" manifest:media-type="image/png"/>
  <manifest:file-entry manifest:full-path="Pictures/1000000000000280000002801CFC6BD0F8A05147.png" manifest:media-type="image/png"/>
  <manifest:file-entry manifest:full-path="Pictures/10000000000000CE000000C890EA9A314D0E2B62.png" manifest:media-type="image/png"/>
  <manifest:file-entry manifest:full-path="Pictures/10000000000000C8000000C8893BECB8695CC8EB.png" manifest:media-type="image/png"/>
  <manifest:file-entry manifest:full-path="Pictures/10000000000001A4000001A47A56C554A7BBD77C.jpg" manifest:media-type="image/jpeg"/>
  <manifest:file-entry manifest:full-path="Pictures/100002010000004000000040045580BA0FC0832C.png" manifest:media-type="image/png"/>
  <manifest:file-entry manifest:full-path="Pictures/10000000000003500000031F6325B014607B4A45.jpg" manifest:media-type="image/jpeg"/>
  <manifest:file-entry manifest:full-path="Pictures/10000201000005DC00000614AAC1F9432EA0615A.png" manifest:media-type="image/png"/>
  <manifest:file-entry manifest:full-path="Pictures/10000000000000CE000000C8D4B16EAA95C6D62E.png" manifest:media-type="image/png"/>
  <manifest:file-entry manifest:full-path="Pictures/1000020100000040000000401D6CD56ABB58D12E.png" manifest:media-type="image/png"/>
  <manifest:file-entry manifest:full-path="Pictures/100002010000008000000080180FB12AF8C4FFE6.png" manifest:media-type="image/png"/>
  <manifest:file-entry manifest:full-path="Pictures/10000201000007A0000005F932EE61B5848C9BD0.png" manifest:media-type="image/png"/>
  <manifest:file-entry manifest:full-path="Pictures/10000000000000CE000000C8538FA9CF943ADB9B.png" manifest:media-type="image/png"/>
  <manifest:file-entry manifest:full-path="Pictures/10000000000000CE000000C8BD53C413166D1612.png" manifest:media-type="image/png"/>
  <manifest:file-entry manifest:full-path="Pictures/10000201000006FB000005D69DB0D49651D92371.png" manifest:media-type="image/png"/>
  <manifest:file-entry manifest:full-path="Pictures/10000201000000C8000000C861187C75F7260492.png" manifest:media-type="image/png"/>
  <manifest:file-entry manifest:full-path="Pictures/100000000000048500000230F7B5A23177655DF4.jpg" manifest:media-type="image/jpeg"/>
  <manifest:file-entry manifest:full-path="Pictures/1000020100000040000000402F1E1C414D5F5CD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35cm" svg:stroke-color="#ff0000" draw:marker-start-width="0.252cm" draw:marker-end-width="0.252cm" draw:fill-color="#ffffff" draw:textarea-horizontal-align="justify" draw:textarea-vertical-align="middle" draw:auto-grow-height="false" fo:min-height="1.553cm" fo:min-width="0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1.553cm" fo:min-width="0cm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7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8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9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17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1.423cm"/>
    </style:style>
    <style:style style:name="gr22" style:family="graphic" style:parent-style-name="standard">
      <style:graphic-properties draw:stroke="none" svg:stroke-color="#000000" draw:fill="none" draw:fill-color="#ffffff" fo:min-height="16.9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25" style:family="graphic" style:parent-style-name="objectwithoutfill">
      <style:graphic-properties draw:marker-start="Arrow" draw:fill="none" draw:textarea-vertical-align="middle"/>
    </style:style>
    <style:style style:name="gr26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28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9" style:family="graphic" style:parent-style-name="objectwithoutfill">
      <style:graphic-properties svg:stroke-color="#808080" draw:fill="none" draw:textarea-vertical-align="middle"/>
    </style:style>
    <style:style style:name="gr30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33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41" style:family="graphic" style:parent-style-name="standard">
      <style:graphic-properties draw:stroke="none" draw:fill="none" fo:min-height="1.10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51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54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55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60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61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3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4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5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67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6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69" style:family="graphic" style:parent-style-name="objectwithoutfill">
      <style:graphic-properties svg:stroke-color="#000000" draw:marker-start="Arrow" draw:fill="none" draw:textarea-vertical-align="middle"/>
    </style:style>
    <style:style style:name="gr70" style:family="graphic" style:parent-style-name="objectwithoutfill">
      <style:graphic-properties svg:stroke-color="#ff3333" draw:marker-start="Arrow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72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0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4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1.832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74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5cm"/>
    </style:style>
    <style:style style:name="co1" style:family="table-column">
      <style:table-column-properties style:column-width="2.006cm" style:use-optimal-column-width="false"/>
    </style:style>
    <style:style style:name="co2" style:family="table-column">
      <style:table-column-properties style:column-width="4.197cm" style:use-optimal-column-width="false"/>
    </style:style>
    <style:style style:name="co3" style:family="table-column">
      <style:table-column-properties style:column-width="14.949cm" style:use-optimal-column-width="false"/>
    </style:style>
    <style:style style:name="ro1" style:family="table-row">
      <style:table-row-properties style:row-height="0.849cm"/>
    </style:style>
    <style:style style:name="ro2" style:family="table-row">
      <style:table-row-properties style:row-height="2.613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15pt" style:font-size-asian="15pt" style:font-size-complex="15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9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7pt" style:font-size-asian="7pt" style:font-size-complex="7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9pt" style:font-size-asian="9pt" style:font-size-complex="9pt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/>
      <style:text-properties fo:font-size="7pt" style:font-size-asian="7pt" style:font-size-complex="7pt"/>
    </style:style>
    <style:style style:name="P17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8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1" style:family="paragraph">
      <loext:graphic-properties draw:fill-color="#808080"/>
      <style:paragraph-properties fo:text-align="center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Lato Thin" fo:font-size="400pt" style:font-size-asian="400pt" style:font-size-complex="400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weight-asian="bold" style:font-size-complex="14pt" style:font-weight-complex="bold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8pt" fo:font-weight="normal" style:font-size-asian="8pt" style:font-weight-asian="normal" style:font-size-complex="8pt" style:font-weight-complex="normal"/>
    </style:style>
    <style:style style:name="T12" style:family="text">
      <style:text-properties fo:font-size="7pt" fo:font-weight="bold" style:font-size-asian="7pt" style:font-weight-asian="bold" style:font-size-complex="7pt" style:font-weight-complex="bold"/>
    </style:style>
    <style:style style:name="T13" style:family="text">
      <style:text-properties fo:font-size="8pt" fo:font-weight="bold" style:font-size-asian="8pt" style:font-weight-asian="bold" style:font-size-complex="8pt" style:font-weight-complex="bold"/>
    </style:style>
    <style:style style:name="T14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3333ff" fo:font-size="10pt" style:font-size-asian="10pt" style:font-size-complex="10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5pt" fo:font-style="normal" style:font-size-asian="15pt" style:font-style-asian="normal" style:font-size-complex="15pt" style:font-style-complex="normal"/>
    </style:style>
    <style:style style:name="T19" style:family="text">
      <style:text-properties fo:color="#ff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0" style:family="text"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2.549cm" svg:x="21.946cm" svg:y="32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2.549cm" svg:x="21.945cm" svg:y="27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27cm" svg:height="1.057cm" draw:transform="rotate (0.819781149661736) translate (18.694cm 30.929cm)">
          <draw:image xlink:href="Pictures/100002010000004000000040045580BA0FC0832C.png" xlink:type="simple" xlink:show="embed" xlink:actuate="onLoad">
            <text:p/>
          </draw:image>
        </draw:frame>
        <draw:frame draw:style-name="gr3" draw:text-style-name="P2" draw:layer="layout" svg:width="1.27cm" svg:height="1.057cm" draw:transform="rotate (0.333532420056116) translate (18.723cm 31.43cm)">
          <draw:image xlink:href="Pictures/100002010000004000000040045580BA0FC0832C.png" xlink:type="simple" xlink:show="embed" xlink:actuate="onLoad">
            <text:p/>
          </draw:image>
        </draw:frame>
        <draw:frame draw:style-name="gr3" draw:text-style-name="P2" draw:layer="layout" svg:width="1.223cm" svg:height="1.223cm" draw:transform="rotate (-1.98443935951755) translate (37.556cm 26.484cm)">
          <draw:image xlink:href="Pictures/10000000000001A4000001A47A56C554A7BBD77C.jpg" xlink:type="simple" xlink:show="embed" xlink:actuate="onLoad">
            <text:p/>
          </draw:image>
        </draw:frame>
        <draw:frame draw:style-name="gr3" draw:text-style-name="P2" draw:layer="layout" svg:width="1.27cm" svg:height="1.057cm" draw:transform="rotate (-3.14159265358979) translate (37.427cm 35.997cm)">
          <draw:image xlink:href="Pictures/100002010000004000000040045580BA0FC0832C.png" xlink:type="simple" xlink:show="embed" xlink:actuate="onLoad">
            <text:p/>
          </draw:image>
        </draw:frame>
        <draw:custom-shape draw:style-name="gr4" draw:text-style-name="P1" draw:layer="layout" svg:width="0.372cm" svg:height="1.293cm" svg:x="21.744cm" svg:y="1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2cm" svg:height="1.293cm" svg:x="21.743cm" svg:y="13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2cm" svg:height="1.293cm" svg:x="21.74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72cm" svg:height="1.125cm" svg:x="21.085cm" svg:y="9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er5" svg:width="2.54cm" svg:height="28.077cm" svg:x="23.432cm" svg:y="8.05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er5" svg:width="1.016cm" svg:height="1.016cm" draw:transform="rotate (-3.14159265358979) translate (40.747cm 20.773cm)">
          <draw:image xlink:href="Pictures/1000000000000280000002801CFC6BD0F8A05147.png" xlink:type="simple" xlink:show="embed" xlink:actuate="onLoad">
            <text:p/>
          </draw:image>
        </draw:frame>
        <draw:custom-shape draw:style-name="gr7" draw:text-style-name="P4" draw:layer="Layer5" svg:width="4.002cm" svg:height="29.162cm" svg:x="22.67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er5" svg:width="6.638cm" svg:height="12.572cm" svg:x="28.654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er5" svg:width="5.827cm" svg:height="11.718cm" svg:x="29.051cm" svg:y="8.72cm">
          <text:p/>
          <draw:enhanced-geometry svg:viewBox="0 0 21600 21600" draw:type="rectangle" draw:enhanced-path="M 0 0 L 21600 0 21600 21600 0 21600 0 0 Z N"/>
        </draw:custom-shape>
        <draw:path draw:style-name="gr10" draw:text-style-name="P2" draw:layer="Layer5" svg:width="10.887cm" svg:height="0.035cm" svg:x="26.187cm" svg:y="14.439cm" svg:viewBox="0 0 10888 36" svg:d="M10888 0c-186 48-10680 33-10888 35z">
          <text:p/>
        </draw:path>
        <draw:frame draw:style-name="gr3" draw:text-style-name="P2" draw:layer="Layer5" svg:width="1.905cm" svg:height="0.973cm" draw:transform="rotate (-3.14159265358979) translate (41.634cm 15.541cm)">
          <draw:image xlink:href="Pictures/10000000000000C8000000C8DB0DBCA475579283.png" xlink:type="simple" xlink:show="embed" xlink:actuate="onLoad">
            <text:p/>
          </draw:image>
        </draw:frame>
        <draw:frame draw:style-name="gr11" draw:text-style-name="P2" draw:layer="Layer5" svg:width="2.355cm" svg:height="2.051cm" svg:x="15.635cm" svg:y="8.361cm">
          <draw:image xlink:href="Pictures/10000000000000C8000000C8893BECB8695CC8EB.png" xlink:type="simple" xlink:show="embed" xlink:actuate="onLoad">
            <text:p/>
          </draw:image>
        </draw:frame>
        <draw:frame draw:style-name="gr3" draw:text-style-name="P2" draw:layer="Layer5" svg:width="0.961cm" svg:height="3.002cm" draw:transform="rotate (-1.5707963267949) translate (44.133cm 8.821cm)">
          <draw:image xlink:href="Pictures/1000000000000069000000FA47922BA0BEE1D631.png" xlink:type="simple" xlink:show="embed" xlink:actuate="onLoad">
            <text:p/>
          </draw:image>
        </draw:frame>
        <draw:frame draw:style-name="gr3" draw:text-style-name="P2" draw:layer="Layer5" svg:width="0.961cm" svg:height="3.002cm" draw:transform="rotate (-1.5707963267949) translate (44.173cm 9.916cm)">
          <draw:image xlink:href="Pictures/1000000000000069000000FA7E5E732D10C9E853.png" xlink:type="simple" xlink:show="embed" xlink:actuate="onLoad">
            <text:p/>
          </draw:image>
        </draw:frame>
        <draw:frame draw:style-name="gr12" draw:text-style-name="P2" draw:layer="Layer5" svg:width="1.585cm" svg:height="1.189cm" svg:x="17.317cm" svg:y="13.568cm">
          <draw:image xlink:href="Pictures/10000000000000CE000000C8D4B16EAA95C6D62E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34cm 14.641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34cm 17.732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2" draw:layer="Layer5" svg:width="1.016cm" svg:height="1.016cm" draw:transform="rotate (-3.14159265358979) translate (40.781cm 19.424cm)">
          <draw:image xlink:href="Pictures/1000000000000280000002801CFC6BD0F8A05147.png" xlink:type="simple" xlink:show="embed" xlink:actuate="onLoad">
            <text:p/>
          </draw:image>
        </draw:frame>
        <draw:frame draw:style-name="gr13" draw:text-style-name="P6" draw:layer="Layer5" svg:width="1.451cm" svg:height="0.645cm" svg:x="17.813cm" svg:y="8.842cm">
          <draw:text-box>
            <text:p text:style-name="P5"><text:span text:style-name="T1">Pin 2</text:span></text:p>
          </draw:text-box>
        </draw:frame>
        <draw:frame draw:style-name="gr13" draw:text-style-name="P6" draw:layer="Layer5" svg:width="1.451cm" svg:height="0.645cm" svg:x="17.814cm" svg:y="9.643cm">
          <draw:text-box>
            <text:p text:style-name="P5"><text:span text:style-name="T1">Pin 1</text:span></text:p>
          </draw:text-box>
        </draw:frame>
        <draw:frame draw:style-name="gr11" draw:text-style-name="P2" draw:layer="Layer5" svg:width="1.373cm" svg:height="0.981cm" svg:x="39.659cm" svg:y="9.754cm">
          <draw:image xlink:href="Pictures/100000000000009600000078F4A719C6299AABA0.png" xlink:type="simple" xlink:show="embed" xlink:actuate="onLoad">
            <text:p/>
          </draw:image>
        </draw:frame>
        <draw:frame draw:style-name="gr11" draw:text-style-name="P2" draw:layer="Layer5" svg:width="1.373cm" svg:height="0.981cm" svg:x="39.626cm" svg:y="8.904cm">
          <draw:image xlink:href="Pictures/10000000000000960000007829B28039C3044D85.png" xlink:type="simple" xlink:show="embed" xlink:actuate="onLoad">
            <text:p/>
          </draw:image>
        </draw:frame>
        <draw:frame draw:style-name="gr3" draw:text-style-name="P2" draw:layer="Layer5" svg:width="1.1cm" svg:height="1.1cm" svg:x="19.01cm" svg:y="8.631cm">
          <draw:image xlink:href="Pictures/100002010000008000000080180FB12AF8C4FFE6.png" xlink:type="simple" xlink:show="embed" xlink:actuate="onLoad">
            <text:p/>
          </draw:image>
        </draw:frame>
        <draw:frame draw:style-name="gr3" draw:text-style-name="P2" draw:layer="Layer5" svg:width="1.1cm" svg:height="1.1cm" svg:x="19.01cm" svg:y="9.431cm">
          <draw:image xlink:href="Pictures/100002010000008000000080180FB12AF8C4FFE6.png" xlink:type="simple" xlink:show="embed" xlink:actuate="onLoad">
            <text:p/>
          </draw:image>
        </draw:frame>
        <draw:frame draw:style-name="gr13" draw:text-style-name="P6" draw:layer="Layer5" svg:width="1.451cm" svg:height="0.645cm" svg:x="39.669cm" svg:y="11.565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39.67cm" svg:y="12.266cm">
          <draw:text-box>
            <text:p text:style-name="P5"><text:span text:style-name="T1">Pin 2</text:span></text:p>
          </draw:text-box>
        </draw:frame>
        <draw:frame draw:style-name="gr3" draw:text-style-name="P2" draw:layer="Layer5" svg:width="1.692cm" svg:height="1.692cm" svg:x="40.878cm" svg:y="11.419cm">
          <draw:image xlink:href="Pictures/1000020100000040000000401D6CD56ABB58D12E.png" xlink:type="simple" xlink:show="embed" xlink:actuate="onLoad">
            <text:p/>
          </draw:image>
        </draw:frame>
        <draw:line draw:style-name="gr14" draw:text-style-name="P2" draw:layer="Layer5" svg:x1="23.854cm" svg:y1="11.786cm" svg:x2="26.132cm" svg:y2="14.324cm">
          <text:p/>
        </draw:line>
        <draw:line draw:style-name="gr15" draw:text-style-name="P2" draw:layer="Layer5" svg:x1="23.87cm" svg:y1="12.482cm" svg:x2="26.078cm" svg:y2="14.374cm">
          <text:p/>
        </draw:line>
        <draw:frame draw:style-name="gr13" draw:text-style-name="P6" draw:layer="Layer5" svg:width="1.451cm" svg:height="0.645cm" svg:x="18.869cm" svg:y="11.465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18.87cm" svg:y="12.166cm">
          <draw:text-box>
            <text:p text:style-name="P5"><text:span text:style-name="T1">Pin 2</text:span></text:p>
          </draw:text-box>
        </draw:frame>
        <draw:frame draw:style-name="gr16" draw:text-style-name="P2" draw:layer="Layer5" svg:width="1.599cm" svg:height="0.889cm" svg:x="17.378cm" svg:y="11.79cm">
          <draw:image xlink:href="Pictures/10000000000000CE000000C890EA9A314D0E2B62.png" xlink:type="simple" xlink:show="embed" xlink:actuate="onLoad">
            <text:p/>
          </draw:image>
        </draw:frame>
        <draw:line draw:style-name="gr17" draw:text-style-name="P2" draw:layer="Layer5" svg:x1="23.882cm" svg:y1="13.823cm" svg:x2="26.049cm" svg:y2="14.438cm">
          <text:p/>
        </draw:line>
        <draw:line draw:style-name="gr18" draw:text-style-name="P2" draw:layer="Layer5" svg:x1="23.875cm" svg:y1="14.635cm" svg:x2="26.046cm" svg:y2="14.508cm">
          <text:p/>
        </draw:line>
        <draw:frame draw:style-name="gr13" draw:text-style-name="P6" draw:layer="Layer5" svg:width="1.451cm" svg:height="0.645cm" svg:x="18.869cm" svg:y="13.465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18.87cm" svg:y="14.266cm">
          <draw:text-box>
            <text:p text:style-name="P5"><text:span text:style-name="T1">Pin 2</text:span></text:p>
          </draw:text-box>
        </draw:frame>
        <draw:frame draw:style-name="gr12" draw:text-style-name="P2" draw:layer="Layer5" svg:width="1.585cm" svg:height="1.189cm" svg:x="17.408cm" svg:y="15.736cm">
          <draw:image xlink:href="Pictures/10000000000000CE000000C8538FA9CF943ADB9B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25cm 16.809cm)">
          <draw:image xlink:href="Pictures/10000000000000C8000000C8DB0DBCA475579283.png" xlink:type="simple" xlink:show="embed" xlink:actuate="onLoad">
            <text:p/>
          </draw:image>
        </draw:frame>
        <draw:line draw:style-name="gr19" draw:text-style-name="P2" draw:layer="Layer5" svg:x1="23.877cm" svg:y1="16.778cm" svg:x2="26.115cm" svg:y2="14.619cm">
          <text:p/>
        </draw:line>
        <draw:frame draw:style-name="gr13" draw:text-style-name="P6" draw:layer="Layer5" svg:width="1.451cm" svg:height="0.645cm" svg:x="18.96cm" svg:y="15.633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18.961cm" svg:y="16.434cm">
          <draw:text-box>
            <text:p text:style-name="P5"><text:span text:style-name="T1">Pin 2</text:span></text:p>
          </draw:text-box>
        </draw:frame>
        <draw:line draw:style-name="gr20" draw:text-style-name="P2" draw:layer="Layer5" svg:x1="23.882cm" svg:y1="15.988cm" svg:x2="26.065cm" svg:y2="14.57cm">
          <text:p/>
        </draw:line>
        <draw:frame draw:style-name="gr12" draw:text-style-name="P2" draw:layer="Layer5" svg:width="1.585cm" svg:height="1.189cm" svg:x="17.478cm" svg:y="17.888cm">
          <draw:image xlink:href="Pictures/10000000000000CE000000C8BD53C413166D1612.png" xlink:type="simple" xlink:show="embed" xlink:actuate="onLoad">
            <text:p/>
          </draw:image>
        </draw:frame>
        <draw:frame draw:style-name="gr13" draw:text-style-name="P6" draw:layer="Layer5" svg:width="1.451cm" svg:height="0.645cm" svg:x="19.031cm" svg:y="18.186cm">
          <draw:text-box>
            <text:p text:style-name="P5"><text:span text:style-name="T1">Pin 1</text:span></text:p>
          </draw:text-box>
        </draw:frame>
        <draw:frame draw:style-name="gr21" draw:text-style-name="P7" draw:layer="Layer5" svg:width="12.334cm" svg:height="1.673cm" svg:x="26.496cm" svg:y="2.63cm">
          <draw:text-box>
            <text:p>11 links 20mm Cable Chain [EL-MS0379]</text:p>
          </draw:text-box>
        </draw:frame>
        <draw:frame draw:style-name="gr3" draw:text-style-name="P2" draw:layer="Layer5" svg:width="1.27cm" svg:height="1.057cm" draw:transform="rotate (0.944397658254132) translate (14.946cm 20.349cm)">
          <draw:image xlink:href="Pictures/100002010000004000000040045580BA0FC0832C.png" xlink:type="simple" xlink:show="embed" xlink:actuate="onLoad">
            <text:p/>
          </draw:image>
        </draw:frame>
        <draw:frame draw:style-name="gr3" draw:text-style-name="P2" draw:layer="Layer5" svg:width="3.259cm" svg:height="1.143cm" draw:transform="rotate (-2.83720723204198) translate (19.656cm 20.019cm)">
          <draw:image xlink:href="Pictures/10000201000000C8000000C861187C75F7260492.png" xlink:type="simple" xlink:show="embed" xlink:actuate="onLoad">
            <text:p/>
          </draw:image>
        </draw:frame>
        <draw:frame draw:style-name="gr22" draw:text-style-name="P8" draw:layer="Layer5" svg:width="3.429cm" svg:height="17.185cm" svg:x="35.824cm" svg:y="19.294cm">
          <draw:text-box>
            <text:p><text:span text:style-name="T2">}</text:span></text:p>
          </draw:text-box>
        </draw:frame>
        <draw:frame draw:style-name="gr22" draw:text-style-name="P8" draw:layer="Layer5" svg:width="3.429cm" svg:height="17.185cm" svg:x="15.842cm" svg:y="19.566cm">
          <draw:text-box>
            <text:p><text:span text:style-name="T2">{</text:span></text:p>
          </draw:text-box>
        </draw:frame>
        <draw:frame draw:style-name="gr23" draw:text-style-name="P9" draw:layer="Layer5" svg:width="3.948cm" svg:height="0.963cm" svg:x="22.606cm" svg:y="6.242cm">
          <draw:text-box>
            <text:p><text:span text:style-name="T3">1x [EL-MS0343]</text:span></text:p>
            <text:p><text:span text:style-name="T3">Ferrite</text:span></text:p>
          </draw:text-box>
        </draw:frame>
        <draw:frame draw:style-name="gr24" draw:text-style-name="P9" draw:layer="Layer5" svg:width="4.181cm" svg:height="1.319cm" svg:x="19.725cm" svg:y="5.396cm">
          <draw:text-box>
            <text:p><text:span text:style-name="T3">1x [EL-MS0259]</text:span></text:p>
            <text:p><text:span text:style-name="T3">Heat Shrink Tubing 70mm</text:span></text:p>
          </draw:text-box>
        </draw:frame>
        <draw:line draw:style-name="gr25" draw:text-style-name="P2" draw:layer="Layer5" svg:x1="23.132cm" svg:y1="7.928cm" svg:x2="21.191cm" svg:y2="6.28cm">
          <text:p/>
        </draw:line>
        <draw:line draw:style-name="gr25" draw:text-style-name="P2" draw:layer="Layer5" svg:x1="24.342cm" svg:y1="8.409cm" svg:x2="23.909cm" svg:y2="6.785cm">
          <text:p/>
        </draw:line>
        <draw:line draw:style-name="gr15" draw:text-style-name="P2" draw:layer="Layer5" svg:x1="39.887cm" svg:y1="12.574cm" svg:x2="37.197cm" svg:y2="14.344cm">
          <text:p/>
        </draw:line>
        <draw:line draw:style-name="gr14" draw:text-style-name="P2" draw:layer="Layer5" svg:x1="39.876cm" svg:y1="11.872cm" svg:x2="37.125cm" svg:y2="14.308cm">
          <text:p/>
        </draw:line>
        <draw:line draw:style-name="gr17" draw:text-style-name="P2" draw:layer="Layer5" svg:x1="37.219cm" svg:y1="14.4cm" svg:x2="39.844cm" svg:y2="13.831cm">
          <text:p/>
        </draw:line>
        <draw:line draw:style-name="gr18" draw:text-style-name="P2" draw:layer="Layer5" svg:x1="37.222cm" svg:y1="14.462cm" svg:x2="39.849cm" svg:y2="14.733cm">
          <text:p/>
        </draw:line>
        <draw:line draw:style-name="gr20" draw:text-style-name="P2" draw:layer="Layer5" svg:x1="37.179cm" svg:y1="14.518cm" svg:x2="39.876cm" svg:y2="15.965cm">
          <text:p/>
        </draw:line>
        <draw:line draw:style-name="gr19" draw:text-style-name="P2" draw:layer="Layer5" svg:x1="37.11cm" svg:y1="14.568cm" svg:x2="39.887cm" svg:y2="16.888cm">
          <text:p/>
        </draw:line>
        <draw:path draw:style-name="gr10" draw:text-style-name="P2" draw:layer="Layer5" svg:width="10.837cm" svg:height="0.053cm" svg:x="26.231cm" svg:y="9.517cm" svg:viewBox="0 0 10838 54" svg:d="M10838 0c-186 48-10630 52-10838 54z">
          <text:p/>
        </draw:path>
        <draw:line draw:style-name="gr26" draw:text-style-name="P2" draw:layer="Layer5" svg:x1="24.645cm" svg:y1="9.182cm" svg:x2="26.123cm" svg:y2="9.48cm">
          <text:p/>
        </draw:line>
        <draw:line draw:style-name="gr26" draw:text-style-name="P2" draw:layer="Layer5" svg:x1="24.646cm" svg:y1="9.986cm" svg:x2="26.123cm" svg:y2="9.647cm">
          <text:p/>
        </draw:line>
        <draw:line draw:style-name="gr26" draw:text-style-name="P2" draw:layer="Layer5" svg:x1="37.123cm" svg:y1="9.592cm" svg:x2="39.751cm" svg:y2="9.983cm">
          <text:p/>
        </draw:line>
        <draw:line draw:style-name="gr26" draw:text-style-name="P2" draw:layer="Layer5" svg:x1="37.123cm" svg:y1="9.454cm" svg:x2="39.73cm" svg:y2="9.115cm">
          <text:p/>
        </draw:line>
        <draw:line draw:style-name="gr20" draw:text-style-name="P2" draw:layer="Layer5" svg:x1="20.724cm" svg:y1="19.925cm" svg:x2="24.685cm" svg:y2="19.925cm">
          <text:p/>
        </draw:line>
        <draw:line draw:style-name="gr14" draw:text-style-name="P2" draw:layer="Layer5" svg:x1="20.223cm" svg:y1="18.506cm" svg:x2="24.716cm" svg:y2="18.506cm">
          <text:p/>
        </draw:line>
        <draw:line draw:style-name="gr19" draw:text-style-name="P2" draw:layer="Layer5" svg:x1="20.171cm" svg:y1="16.77cm" svg:x2="23.895cm" svg:y2="16.77cm">
          <text:p/>
        </draw:line>
        <draw:line draw:style-name="gr20" draw:text-style-name="P2" draw:layer="Layer5" svg:x1="20.145cm" svg:y1="15.983cm" svg:x2="23.897cm" svg:y2="15.983cm">
          <text:p/>
        </draw:line>
        <draw:line draw:style-name="gr18" draw:text-style-name="P2" draw:layer="Layer5" svg:x1="20.075cm" svg:y1="14.635cm" svg:x2="23.876cm" svg:y2="14.635cm">
          <text:p/>
        </draw:line>
        <draw:line draw:style-name="gr17" draw:text-style-name="P2" draw:layer="Layer5" svg:x1="20.064cm" svg:y1="13.824cm" svg:x2="23.889cm" svg:y2="13.824cm">
          <text:p/>
        </draw:line>
        <draw:line draw:style-name="gr15" draw:text-style-name="P2" draw:layer="Layer5" svg:x1="20.055cm" svg:y1="12.489cm" svg:x2="23.889cm" svg:y2="12.489cm">
          <text:p/>
        </draw:line>
        <draw:line draw:style-name="gr14" draw:text-style-name="P2" draw:layer="Layer5" svg:x1="20.031cm" svg:y1="11.796cm" svg:x2="23.872cm" svg:y2="11.796cm">
          <text:p/>
        </draw:line>
        <draw:frame draw:style-name="gr27" draw:text-style-name="P10" draw:layer="Layer5" svg:width="16.402cm" svg:height="1.916cm" svg:x="24.721cm" svg:y="3.411cm">
          <draw:text-box>
            <text:p><text:span text:style-name="T4">20mm Inner Width Mounting Brackets (male and female) </text:span><text:span text:style-name="T5">–</text:span><text:span text:style-name="T4"> [EL-MS0382]</text:span></text:p>
            <text:p><text:span text:style-name="T4"><text:s text:c="35"/></text:span><text:span text:style-name="T4">28mm Bend Radius</text:span></text:p>
            <text:p><text:span text:style-name="T4"><text:s text:c="33"/></text:span><text:span text:style-name="T4">* use shown orientation</text:span></text:p>
          </draw:text-box>
        </draw:frame>
        <draw:custom-shape draw:style-name="gr28" draw:text-style-name="P2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er5" svg:x1="49.654cm" svg:y1="36.999cm" svg:x2="49.654cm" svg:y2="41.376cm">
          <text:p/>
        </draw:line>
        <draw:line draw:style-name="gr29" draw:text-style-name="P2" draw:layer="Layer5" svg:x1="49.654cm" svg:y1="39.004cm" svg:x2="58.621cm" svg:y2="39.004cm">
          <text:p/>
        </draw:line>
        <draw:line draw:style-name="gr29" draw:text-style-name="P2" draw:layer="Layer5" svg:x1="49.654cm" svg:y1="40.274cm" svg:x2="58.621cm" svg:y2="40.274cm">
          <text:p/>
        </draw:line>
        <draw:line draw:style-name="gr29" draw:text-style-name="P2" draw:layer="Layer5" svg:x1="57.655cm" svg:y1="40.301cm" svg:x2="57.655cm" svg:y2="41.376cm">
          <text:p/>
        </draw:line>
        <draw:line draw:style-name="gr30" draw:text-style-name="P2" draw:layer="Layer5" svg:x1="44.955cm" svg:y1="39.166cm" svg:x2="49.654cm" svg:y2="39.166cm">
          <text:p/>
        </draw:line>
        <draw:custom-shape draw:style-name="gr31" draw:text-style-name="P2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1" draw:layer="Layer5" svg:width="1.827cm" svg:height="0.526cm" svg:x="44.93cm" svg:y="38.189cm">
          <draw:text-box>
            <text:p><text:span text:style-name="T6">DRAWN BY</text:span></text:p>
          </draw:text-box>
        </draw:frame>
        <draw:line draw:style-name="gr30" draw:text-style-name="P2" draw:layer="Layer5" svg:x1="47.622cm" svg:y1="38.15cm" svg:x2="47.622cm" svg:y2="40.055cm">
          <text:p/>
        </draw:line>
        <draw:frame draw:style-name="gr33" draw:text-style-name="P12" draw:layer="Layer5" svg:width="2.847cm" svg:height="0.645cm" svg:x="44.92cm" svg:y="38.521cm">
          <draw:text-box>
            <text:p><text:span text:style-name="T7">E N Kuzmenko</text:span></text:p>
          </draw:text-box>
        </draw:frame>
        <draw:frame draw:style-name="gr34" draw:text-style-name="P13" draw:layer="Layer5" svg:width="2.102cm" svg:height="0.607cm" svg:x="47.595cm" svg:y="38.532cm">
          <draw:text-box>
            <text:p><text:span text:style-name="T8">08/04/2016</text:span></text:p>
          </draw:text-box>
        </draw:frame>
        <draw:frame draw:style-name="gr35" draw:text-style-name="P14" draw:layer="Layer5" svg:width="1.277cm" svg:height="0.569cm" svg:x="49.527cm" svg:y="39.031cm">
          <draw:text-box>
            <text:p><text:span text:style-name="T9">TITLE</text:span></text:p>
          </draw:text-box>
        </draw:frame>
        <draw:frame draw:style-name="gr36" draw:text-style-name="P14" draw:layer="Layer5" svg:width="1.137cm" svg:height="0.569cm" svg:x="57.582cm" svg:y="40.255cm">
          <draw:text-box>
            <text:p><text:span text:style-name="T9">REV.</text:span></text:p>
          </draw:text-box>
        </draw:frame>
        <draw:frame draw:style-name="gr37" draw:text-style-name="P14" draw:layer="Layer5" svg:width="2.032cm" svg:height="0.569cm" svg:x="49.654cm" svg:y="40.228cm">
          <draw:text-box>
            <text:p><text:span text:style-name="T9">FILE NAME</text:span></text:p>
          </draw:text-box>
        </draw:frame>
        <draw:frame draw:style-name="gr38" draw:text-style-name="P14" draw:layer="Layer5" svg:width="1.45cm" svg:height="0.569cm" svg:x="54.989cm" svg:y="40.174cm">
          <draw:text-box>
            <text:p><text:span text:style-name="T9">SHEET</text:span></text:p>
          </draw:text-box>
        </draw:frame>
        <draw:frame draw:style-name="gr39" draw:text-style-name="P15" draw:layer="Layer5" svg:width="3.533cm" svg:height="0.806cm" svg:x="52.643cm" svg:y="39.22cm">
          <draw:text-box>
            <text:p><text:span text:style-name="T10">Bed Harness</text:span></text:p>
          </draw:text-box>
        </draw:frame>
        <draw:custom-shape draw:style-name="gr40" draw:text-style-name="P2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41" draw:text-style-name="P16" draw:layer="Layer5" svg:width="8.128cm" svg:height="1.351cm" svg:x="0.774cm" svg:y="0.85cm">
          <draw:text-box>
            <text:p><text:span text:style-name="T6">Copyright © 2016 Aleph Objects, Inc.</text:span></text:p>
            <text:p><text:span text:style-name="T6">Permission is granted to copy, distribute and/or modify this document</text:span></text:p>
            <text:p><text:span text:style-name="T6">under the terms of the Creative Commons Attribution 4.0 International</text:span></text:p>
            <text:p><text:span text:style-name="T6">Public License (CC BY-SA 4.0).</text:span></text:p>
          </draw:text-box>
        </draw:frame>
        <draw:line draw:style-name="gr29" draw:text-style-name="P2" draw:layer="Layer5" svg:x1="55.143cm" svg:y1="40.302cm" svg:x2="55.143cm" svg:y2="41.377cm">
          <text:p/>
        </draw:line>
        <draw:line draw:style-name="gr30" draw:text-style-name="P2" draw:layer="Layer5" svg:x1="44.955cm" svg:y1="38.15cm" svg:x2="49.654cm" svg:y2="38.15cm">
          <text:p/>
        </draw:line>
        <draw:frame draw:style-name="gr42" draw:text-style-name="P11" draw:layer="Layer5" svg:width="1.819cm" svg:height="0.526cm" svg:x="47.495cm" svg:y="38.132cm">
          <draw:text-box>
            <text:p><text:span text:style-name="T6">DATE</text:span></text:p>
          </draw:text-box>
        </draw:frame>
        <draw:frame draw:style-name="gr43" draw:text-style-name="P11" draw:layer="Layer5" svg:width="2.106cm" svg:height="0.526cm" svg:x="44.931cm" svg:y="39.089cm">
          <draw:text-box>
            <text:p><text:span text:style-name="T6">CHECKED BY</text:span></text:p>
          </draw:text-box>
        </draw:frame>
        <draw:frame draw:style-name="gr32" draw:text-style-name="P11" draw:layer="Layer5" svg:width="1.827cm" svg:height="0.526cm" svg:x="44.931cm" svg:y="38.189cm">
          <draw:text-box>
            <text:p><text:span text:style-name="T6">DRAWN BY</text:span></text:p>
          </draw:text-box>
        </draw:frame>
        <draw:frame draw:style-name="gr42" draw:text-style-name="P11" draw:layer="Layer5" svg:width="1.819cm" svg:height="0.526cm" svg:x="47.495cm" svg:y="39.133cm">
          <draw:text-box>
            <text:p><text:span text:style-name="T6">DATE</text:span></text:p>
          </draw:text-box>
        </draw:frame>
        <draw:line draw:style-name="gr30" draw:text-style-name="P2" draw:layer="Layer5" svg:x1="44.956cm" svg:y1="40.066cm" svg:x2="49.655cm" svg:y2="40.066cm">
          <text:p/>
        </draw:line>
        <draw:frame draw:style-name="gr44" draw:text-style-name="P17" draw:layer="Layer5" svg:width="0.896cm" svg:height="0.569cm" svg:x="57.682cm" svg:y="40.756cm">
          <draw:text-box>
            <text:p><text:span text:style-name="T11">H</text:span></text:p>
          </draw:text-box>
        </draw:frame>
        <draw:frame draw:style-name="gr45" draw:text-style-name="P18" draw:layer="Layer5" svg:width="2.276cm" svg:height="0.526cm" svg:x="51.554cm" svg:y="40.572cm">
          <draw:text-box>
            <text:p><text:span text:style-name="T12">bed_harnesses</text:span></text:p>
          </draw:text-box>
        </draw:frame>
        <draw:frame draw:style-name="gr44" draw:text-style-name="P19" draw:layer="Layer5" svg:width="0.896cm" svg:height="0.569cm" svg:x="55.882cm" svg:y="40.657cm">
          <draw:text-box>
            <text:p><text:span text:style-name="T13">1</text:span></text:p>
          </draw:text-box>
        </draw:frame>
        <draw:frame draw:style-name="gr46" draw:text-style-name="P13" draw:layer="Layer5" svg:width="2.161cm" svg:height="0.607cm" svg:x="47.595cm" svg:y="39.438cm">
          <draw:text-box>
            <text:p><text:span text:style-name="T8">08/XX/2016</text:span></text:p>
          </draw:text-box>
        </draw:frame>
        <draw:frame draw:style-name="gr47" draw:text-style-name="P7" draw:layer="Layer5" svg:width="6.132cm" svg:height="1.673cm" svg:x="51.479cm" svg:y="35.176cm">
          <draw:text-box>
            <text:p>±3.175mm/0.3048m</text:p>
            <text:p>±1.041<text:span text:style-name="T14">66</text:span>%</text:p>
          </draw:text-box>
        </draw:frame>
        <draw:frame draw:style-name="gr48" draw:text-style-name="P7" draw:layer="Layer5" svg:width="4.574cm" svg:height="0.962cm" svg:x="47.135cm" svg:y="35.511cm">
          <draw:text-box>
            <text:p>Cut Tolerance:</text:p>
          </draw:text-box>
        </draw:frame>
        <draw:frame draw:style-name="gr49" draw:text-style-name="P20" draw:layer="layout" svg:width="2.305cm" svg:height="0.771cm" svg:x="46.055cm" svg:y="37.183cm">
          <draw:text-box>
            <text:p><text:span text:style-name="T15">Gladiola</text:span></text:p>
          </draw:text-box>
        </draw:frame>
        <draw:frame draw:style-name="gr50" draw:text-style-name="P7" draw:layer="layout" svg:width="3.808cm" svg:height="0.962cm" svg:x="45.513cm" svg:y="40.253cm">
          <draw:text-box>
            <text:p>EL-HR0114</text:p>
          </draw:text-box>
        </draw:frame>
        <draw:path draw:style-name="gr51" draw:text-style-name="P2" draw:layer="layout" svg:width="10.888cm" svg:height="0.044cm" svg:x="26.195cm" svg:y="19.275cm" svg:viewBox="0 0 10889 45" svg:d="M10889 0c-186 48-10681 43-10889 45z">
          <text:p/>
        </draw:path>
        <draw:line draw:style-name="gr14" draw:text-style-name="P2" draw:layer="Layer5" svg:x1="26.134cm" svg:y1="19.243cm" svg:x2="24.706cm" svg:y2="18.502cm">
          <text:p/>
        </draw:line>
        <draw:line draw:style-name="gr20" draw:text-style-name="P2" draw:layer="Layer5" svg:x1="24.675cm" svg:y1="19.946cm" svg:x2="26.14cm" svg:y2="19.386cm">
          <text:p/>
        </draw:line>
        <draw:line draw:style-name="gr14" draw:text-style-name="P2" draw:layer="Layer5" svg:x1="39.891cm" svg:y1="18.537cm" svg:x2="37.149cm" svg:y2="19.206cm">
          <text:p/>
        </draw:line>
        <draw:line draw:style-name="gr20" draw:text-style-name="P2" draw:layer="Layer5" svg:x1="39.852cm" svg:y1="19.878cm" svg:x2="37.15cm" svg:y2="19.344cm">
          <text:p/>
        </draw:line>
        <draw:frame draw:style-name="gr52" draw:text-style-name="P7" draw:layer="layout" svg:width="3.118cm" svg:height="0.806cm" svg:x="27.288cm" svg:y="5.039cm">
          <draw:text-box>
            <text:p><text:span text:style-name="T4">Female end</text:span></text:p>
          </draw:text-box>
        </draw:frame>
        <draw:frame draw:style-name="gr3" draw:text-style-name="P2" draw:layer="layout" svg:width="1.537cm" svg:height="1.285cm" svg:x="28.174cm" svg:y="5.671cm">
          <draw:image xlink:href="Pictures/10000201000006FB000005D69DB0D49651D92371.png" xlink:type="simple" xlink:show="embed" xlink:actuate="onLoad">
            <text:p/>
          </draw:image>
        </draw:frame>
        <draw:frame draw:style-name="gr53" draw:text-style-name="P7" draw:layer="layout" svg:width="2.538cm" svg:height="0.806cm" svg:x="33.741cm" svg:y="5.06cm">
          <draw:text-box>
            <text:p><text:span text:style-name="T4">Male end</text:span></text:p>
          </draw:text-box>
        </draw:frame>
        <draw:frame draw:style-name="gr3" draw:text-style-name="P2" draw:layer="layout" svg:width="1.625cm" svg:height="1.192cm" svg:x="34.135cm" svg:y="5.692cm">
          <draw:image xlink:href="Pictures/10000201000007A0000005F932EE61B5848C9BD0.png" xlink:type="simple" xlink:show="embed" xlink:actuate="onLoad">
            <text:p/>
          </draw:image>
        </draw:frame>
        <draw:custom-shape draw:style-name="gr54" draw:text-style-name="P21" draw:layer="layout" svg:width="1.875cm" svg:height="0.86cm" draw:transform="rotate (-0.523598775598299) translate (29.766cm 6.306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21" draw:layer="layout" svg:width="1.875cm" svg:height="0.86cm" svg:x="30.962cm" svg:y="7.129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1" draw:layer="layout" svg:width="1.875cm" svg:height="0.86cm" draw:transform="rotate (0.523598775598299) translate (32.406cm 7.243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22" draw:layer="layout" svg:width="0.483cm" svg:height="0.508cm" svg:x="29.663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" draw:layer="layout" svg:width="0.483cm" svg:height="0.508cm" svg:x="33.644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51cm" svg:height="1.702cm" svg:x="56.57cm" svg:y="37.185cm">
          <draw:image xlink:href="Pictures/10000201000005DC00000614AAC1F9432EA0615A.png" xlink:type="simple" xlink:show="embed" xlink:actuate="onLoad">
            <text:p/>
          </draw:image>
        </draw:frame>
        <draw:line draw:style-name="gr26" draw:text-style-name="P2" draw:layer="layout" svg:x1="20.052cm" svg:y1="9.984cm" svg:x2="24.659cm" svg:y2="9.984cm">
          <text:p/>
        </draw:line>
        <draw:line draw:style-name="gr26" draw:text-style-name="P2" draw:layer="layout" svg:x1="20.048cm" svg:y1="9.183cm" svg:x2="24.655cm" svg:y2="9.183cm">
          <text:p/>
        </draw:line>
        <draw:frame draw:style-name="gr57" draw:text-style-name="P9" draw:layer="layout" svg:width="1.425cm" svg:height="0.607cm" svg:x="16.044cm" svg:y="19.47cm">
          <draw:text-box>
            <text:p><text:span text:style-name="T3">Anode</text:span></text:p>
          </draw:text-box>
        </draw:frame>
        <draw:frame draw:style-name="gr58" draw:text-style-name="P23" draw:layer="layout" svg:width="1.827cm" svg:height="0.645cm" svg:x="20.387cm" svg:y="9.27cm">
          <draw:text-box>
            <text:p><text:span text:style-name="T16">Bed pwr</text:span></text:p>
          </draw:text-box>
        </draw:frame>
        <draw:frame draw:style-name="gr3" draw:text-style-name="P2" draw:layer="layout" svg:width="3.404cm" svg:height="1.651cm" svg:x="52.29cm" svg:y="37.183cm">
          <draw:image xlink:href="Pictures/100000000000048500000230F7B5A23177655DF4.jpg" xlink:type="simple" xlink:show="embed" xlink:actuate="onLoad">
            <text:p/>
          </draw:image>
        </draw:frame>
        <draw:frame draw:style-name="gr3" draw:text-style-name="P2" draw:layer="layout" svg:width="1.753cm" svg:height="1.651cm" svg:x="50.266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58" draw:text-style-name="P23" draw:layer="layout" svg:width="1.827cm" svg:height="0.645cm" svg:x="21.271cm" svg:y="13.951cm">
          <draw:text-box>
            <text:p><text:span text:style-name="T16">Y max</text:span></text:p>
          </draw:text-box>
        </draw:frame>
        <draw:frame draw:style-name="gr59" draw:text-style-name="P23" draw:layer="layout" svg:width="2.128cm" svg:height="0.645cm" svg:x="20.772cm" svg:y="11.852cm">
          <draw:text-box>
            <text:p><text:span text:style-name="T16">Bed therm</text:span></text:p>
          </draw:text-box>
        </draw:frame>
        <draw:frame draw:style-name="gr58" draw:text-style-name="P23" draw:layer="layout" svg:width="1.827cm" svg:height="0.645cm" svg:x="21.272cm" svg:y="16.052cm">
          <draw:text-box>
            <text:p><text:span text:style-name="T16">Y min</text:span></text:p>
          </draw:text-box>
        </draw:frame>
        <draw:frame draw:style-name="gr3" draw:text-style-name="P2" draw:layer="layout" svg:width="1.27cm" svg:height="1.057cm" svg:x="19.168cm" svg:y="22.518cm">
          <draw:image xlink:href="Pictures/100002010000004000000040045580BA0FC0832C.png" xlink:type="simple" xlink:show="embed" xlink:actuate="onLoad">
            <text:p/>
          </draw:image>
        </draw:frame>
        <draw:path draw:style-name="gr60" draw:text-style-name="P2" draw:layer="layout" svg:width="9.494cm" svg:height="0.05cm" svg:x="22.113cm" svg:y="24.802cm" svg:viewBox="0 0 9495 51" svg:d="M9495 36c-186 48-9287-38-9495-36z">
          <text:p/>
        </draw:path>
        <draw:frame draw:style-name="gr11" draw:text-style-name="P2" draw:layer="layout" svg:width="1.692cm" svg:height="1.692cm" draw:transform="rotate (-1.5707963267949) translate (41.434cm 27.94cm)">
          <draw:image xlink:href="Pictures/1000020100000040000000402F1E1C414D5F5CDC.png" xlink:type="simple" xlink:show="embed" xlink:actuate="onLoad">
            <text:p/>
          </draw:image>
        </draw:frame>
        <draw:line draw:style-name="gr14" draw:text-style-name="P2" draw:layer="layout" svg:x1="31.589cm" svg:y1="24.946cm" svg:x2="36.685cm" svg:y2="25.878cm">
          <text:p/>
        </draw:line>
        <draw:line draw:style-name="gr61" draw:text-style-name="P2" draw:layer="layout" svg:x1="31.603cm" svg:y1="24.871cm" svg:x2="36.699cm" svg:y2="25.172cm">
          <text:p/>
        </draw:line>
        <draw:line draw:style-name="gr17" draw:text-style-name="P2" draw:layer="layout" svg:x1="31.596cm" svg:y1="24.794cm" svg:x2="36.678cm" svg:y2="24.473cm">
          <text:p/>
        </draw:line>
        <draw:line draw:style-name="gr62" draw:text-style-name="P2" draw:layer="layout" svg:x1="31.569cm" svg:y1="24.7cm" svg:x2="36.678cm" svg:y2="23.761cm">
          <text:p/>
        </draw:line>
        <draw:frame draw:style-name="gr13" draw:text-style-name="P6" draw:layer="layout" svg:width="1.451cm" svg:height="0.645cm" svg:x="36.478cm" svg:y="24.152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6.478cm" svg:y="23.452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6.479cm" svg:y="24.853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6.48cm" svg:y="25.554cm">
          <draw:text-box>
            <text:p text:style-name="P5"><text:span text:style-name="T1">Pin 6</text:span></text:p>
          </draw:text-box>
        </draw:frame>
        <draw:line draw:style-name="gr63" draw:text-style-name="P2" draw:layer="layout" svg:x1="20.142cm" svg:y1="23.855cm" svg:x2="22.111cm" svg:y2="24.693cm">
          <text:p/>
        </draw:line>
        <draw:line draw:style-name="gr62" draw:text-style-name="P2" draw:layer="layout" svg:x1="20.144cm" svg:y1="25.955cm" svg:x2="22.14cm" svg:y2="24.95cm">
          <text:p/>
        </draw:line>
        <draw:line draw:style-name="gr14" draw:text-style-name="P2" draw:layer="layout" svg:x1="20.149cm" svg:y1="24.562cm" svg:x2="22.088cm" svg:y2="24.779cm">
          <text:p/>
        </draw:line>
        <draw:line draw:style-name="gr17" draw:text-style-name="P2" draw:layer="layout" svg:x1="20.149cm" svg:y1="25.254cm" svg:x2="22.095cm" svg:y2="24.88cm">
          <text:p/>
        </draw:line>
        <draw:line draw:style-name="gr64" draw:text-style-name="P2" draw:layer="layout" svg:x1="20.253cm" svg:y1="23.433cm" svg:x2="22.207cm" svg:y2="24.663cm">
          <text:p/>
        </draw:line>
        <draw:frame draw:style-name="gr13" draw:text-style-name="P6" draw:layer="layout" svg:width="1.451cm" svg:height="0.645cm" svg:x="18.958cm" svg:y="24.221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8.958cm" svg:y="23.521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8.959cm" svg:y="24.922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18.96cm" svg:y="25.623cm">
          <draw:text-box>
            <text:p text:style-name="P5"><text:span text:style-name="T1">Pin 4</text:span></text:p>
          </draw:text-box>
        </draw:frame>
        <draw:path draw:style-name="gr60" draw:text-style-name="P2" draw:layer="layout" svg:width="5.416cm" svg:height="0.031cm" svg:x="26.184cm" svg:y="29.119cm" svg:viewBox="0 0 5417 32" svg:d="M5417 0c-186 48-5209 28-5417 30z">
          <text:p/>
        </draw:path>
        <draw:line draw:style-name="gr14" draw:text-style-name="P2" draw:layer="layout" svg:x1="31.587cm" svg:y1="29.245cm" svg:x2="36.665cm" svg:y2="30.185cm">
          <text:p/>
        </draw:line>
        <draw:line draw:style-name="gr61" draw:text-style-name="P2" draw:layer="layout" svg:x1="31.601cm" svg:y1="29.17cm" svg:x2="36.665cm" svg:y2="29.467cm">
          <text:p/>
        </draw:line>
        <draw:line draw:style-name="gr17" draw:text-style-name="P2" draw:layer="layout" svg:x1="31.594cm" svg:y1="29.093cm" svg:x2="36.655cm" svg:y2="28.768cm">
          <text:p/>
        </draw:line>
        <draw:line draw:style-name="gr62" draw:text-style-name="P2" draw:layer="layout" svg:x1="31.567cm" svg:y1="28.999cm" svg:x2="36.636cm" svg:y2="28.04cm">
          <text:p/>
        </draw:line>
        <draw:frame draw:style-name="gr13" draw:text-style-name="P6" draw:layer="layout" svg:width="1.451cm" svg:height="0.645cm" svg:x="36.476cm" svg:y="28.451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6.476cm" svg:y="27.751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6.477cm" svg:y="29.152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6.478cm" svg:y="29.853cm">
          <draw:text-box>
            <text:p text:style-name="P5"><text:span text:style-name="T1">Pin 6</text:span></text:p>
          </draw:text-box>
        </draw:frame>
        <draw:line draw:style-name="gr63" draw:text-style-name="P2" draw:layer="layout" svg:x1="26.221cm" svg:y1="29.045cm" svg:x2="24.492cm" svg:y2="28.145cm">
          <text:p/>
        </draw:line>
        <draw:line draw:style-name="gr14" draw:text-style-name="P2" draw:layer="layout" svg:x1="26.227cm" svg:y1="29.122cm" svg:x2="24.545cm" svg:y2="28.859cm">
          <text:p/>
        </draw:line>
        <draw:line draw:style-name="gr17" draw:text-style-name="P2" draw:layer="layout" svg:x1="26.189cm" svg:y1="29.206cm" svg:x2="24.507cm" svg:y2="29.58cm">
          <text:p/>
        </draw:line>
        <draw:line draw:style-name="gr65" draw:text-style-name="P2" draw:layer="layout" svg:x1="24.579cm" svg:y1="30.256cm" svg:x2="26.264cm" svg:y2="29.274cm">
          <text:p/>
        </draw:line>
        <draw:line draw:style-name="gr63" draw:text-style-name="P2" draw:layer="layout" svg:x1="20.219cm" svg:y1="28.149cm" svg:x2="24.505cm" svg:y2="28.149cm">
          <text:p/>
        </draw:line>
        <draw:line draw:style-name="gr62" draw:text-style-name="P2" draw:layer="layout" svg:x1="20.202cm" svg:y1="30.253cm" svg:x2="24.593cm" svg:y2="30.253cm">
          <text:p/>
        </draw:line>
        <draw:line draw:style-name="gr14" draw:text-style-name="P2" draw:layer="layout" svg:x1="20.206cm" svg:y1="28.859cm" svg:x2="24.55cm" svg:y2="28.859cm">
          <text:p/>
        </draw:line>
        <draw:line draw:style-name="gr17" draw:text-style-name="P2" draw:layer="layout" svg:x1="20.202cm" svg:y1="29.579cm" svg:x2="24.52cm" svg:y2="29.579cm">
          <text:p/>
        </draw:line>
        <draw:frame draw:style-name="gr13" draw:text-style-name="P6" draw:layer="layout" svg:width="1.451cm" svg:height="0.645cm" svg:x="18.956cm" svg:y="28.52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8.956cm" svg:y="27.82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8.957cm" svg:y="29.221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18.958cm" svg:y="29.922cm">
          <draw:text-box>
            <text:p text:style-name="P5"><text:span text:style-name="T1">Pin 4</text:span></text:p>
          </draw:text-box>
        </draw:frame>
        <draw:path draw:style-name="gr60" draw:text-style-name="P2" draw:layer="layout" svg:width="5.438cm" svg:height="0.024cm" svg:x="26.174cm" svg:y="33.325cm" svg:viewBox="0 0 5439 25" svg:d="M5439 0c-205 4-5231 23-5439 25z">
          <text:p/>
        </draw:path>
        <draw:line draw:style-name="gr14" draw:text-style-name="P2" draw:layer="layout" svg:x1="31.586cm" svg:y1="33.442cm" svg:x2="36.665cm" svg:y2="34.372cm">
          <text:p/>
        </draw:line>
        <draw:line draw:style-name="gr61" draw:text-style-name="P2" draw:layer="layout" svg:x1="31.6cm" svg:y1="33.367cm" svg:x2="36.655cm" svg:y2="33.673cm">
          <text:p/>
        </draw:line>
        <draw:line draw:style-name="gr17" draw:text-style-name="P2" draw:layer="layout" svg:x1="31.593cm" svg:y1="33.29cm" svg:x2="36.655cm" svg:y2="32.983cm">
          <text:p/>
        </draw:line>
        <draw:line draw:style-name="gr62" draw:text-style-name="P2" draw:layer="layout" svg:x1="31.566cm" svg:y1="33.196cm" svg:x2="36.674cm" svg:y2="32.274cm">
          <text:p/>
        </draw:line>
        <draw:frame draw:style-name="gr13" draw:text-style-name="P6" draw:layer="layout" svg:width="1.451cm" svg:height="0.645cm" svg:x="36.475cm" svg:y="32.648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6.475cm" svg:y="31.948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6.476cm" svg:y="33.349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6.477cm" svg:y="34.05cm">
          <draw:text-box>
            <text:p text:style-name="P5"><text:span text:style-name="T1">Pin 6</text:span></text:p>
          </draw:text-box>
        </draw:frame>
        <draw:line draw:style-name="gr63" draw:text-style-name="P2" draw:layer="layout" svg:x1="26.22cm" svg:y1="33.242cm" svg:x2="24.491cm" svg:y2="32.342cm">
          <text:p/>
        </draw:line>
        <draw:line draw:style-name="gr14" draw:text-style-name="P2" draw:layer="layout" svg:x1="26.226cm" svg:y1="33.319cm" svg:x2="24.544cm" svg:y2="33.056cm">
          <text:p/>
        </draw:line>
        <draw:line draw:style-name="gr17" draw:text-style-name="P2" draw:layer="layout" svg:x1="26.188cm" svg:y1="33.403cm" svg:x2="24.506cm" svg:y2="33.777cm">
          <text:p/>
        </draw:line>
        <draw:line draw:style-name="gr65" draw:text-style-name="P2" draw:layer="layout" svg:x1="24.578cm" svg:y1="34.453cm" svg:x2="26.263cm" svg:y2="33.471cm">
          <text:p/>
        </draw:line>
        <draw:line draw:style-name="gr63" draw:text-style-name="P2" draw:layer="layout" svg:x1="20.218cm" svg:y1="32.346cm" svg:x2="24.504cm" svg:y2="32.346cm">
          <text:p/>
        </draw:line>
        <draw:line draw:style-name="gr62" draw:text-style-name="P2" draw:layer="layout" svg:x1="20.201cm" svg:y1="34.45cm" svg:x2="24.592cm" svg:y2="34.45cm">
          <text:p/>
        </draw:line>
        <draw:line draw:style-name="gr14" draw:text-style-name="P2" draw:layer="layout" svg:x1="20.205cm" svg:y1="33.056cm" svg:x2="24.549cm" svg:y2="33.056cm">
          <text:p/>
        </draw:line>
        <draw:line draw:style-name="gr17" draw:text-style-name="P2" draw:layer="layout" svg:x1="20.201cm" svg:y1="33.776cm" svg:x2="24.519cm" svg:y2="33.776cm">
          <text:p/>
        </draw:line>
        <draw:frame draw:style-name="gr13" draw:text-style-name="P6" draw:layer="layout" svg:width="1.451cm" svg:height="0.645cm" svg:x="18.955cm" svg:y="32.717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8.955cm" svg:y="32.017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8.956cm" svg:y="33.418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18.957cm" svg:y="34.119cm">
          <draw:text-box>
            <text:p text:style-name="P5"><text:span text:style-name="T1">Pin 4</text:span></text:p>
          </draw:text-box>
        </draw:frame>
        <draw:custom-shape draw:style-name="gr66" draw:text-style-name="P22" draw:layer="layout" svg:width="0.254cm" svg:height="0.254cm" draw:transform="rotate (1.5707963267949) translate (18.859cm 23.95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6" draw:text-style-name="P22" draw:layer="layout" svg:width="0.254cm" svg:height="0.254cm" draw:transform="rotate (1.5707963267949) translate (18.833cm 28.278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6" draw:text-style-name="P22" draw:layer="layout" svg:width="0.254cm" svg:height="0.254cm" draw:transform="rotate (1.5707963267949) translate (18.91cm 32.46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7" draw:text-style-name="P4" draw:layer="layout" svg:width="1.474cm" svg:height="0.16cm" draw:transform="rotate (-0.561646953291775) translate (20.713cm 23.623cm)">
          <text:p/>
          <draw:enhanced-geometry svg:viewBox="0 0 21600 21600" draw:type="rectangle" draw:enhanced-path="M 0 0 L 21600 0 21600 21600 0 21600 0 0 Z N"/>
        </draw:custom-shape>
        <draw:frame draw:style-name="gr68" draw:text-style-name="P2" draw:layer="layout" svg:width="2.286cm" svg:height="1.651cm" svg:x="14.314cm" svg:y="28.377cm">
          <draw:image xlink:href="Pictures/10000000000000CE000000C88A2042737685F388.png" xlink:type="simple" xlink:show="embed" xlink:actuate="onLoad">
            <text:p text:style-name="P3">`</text:p>
          </draw:image>
        </draw:frame>
        <draw:frame draw:style-name="gr23" draw:text-style-name="P9" draw:layer="layout" svg:width="3.948cm" svg:height="0.963cm" svg:x="13.676cm" svg:y="27.372cm">
          <draw:text-box>
            <text:p><text:span text:style-name="T3">3x [EL-MS0062]</text:span></text:p>
            <text:p><text:span text:style-name="T3">Female 4pin Housing</text:span></text:p>
          </draw:text-box>
        </draw:frame>
        <draw:line draw:style-name="gr69" draw:text-style-name="P2" draw:layer="layout" svg:x1="22.131cm" svg:y1="28.02cm" svg:x2="20.58cm" svg:y2="27.447cm">
          <text:p/>
        </draw:line>
        <draw:line draw:style-name="gr70" draw:text-style-name="P2" draw:layer="layout" svg:x1="22.093cm" svg:y1="34.559cm" svg:x2="21.375cm" svg:y2="35.088cm">
          <text:p/>
        </draw:line>
        <draw:frame draw:style-name="gr71" draw:text-style-name="P12" draw:layer="layout" svg:width="4.922cm" svg:height="2.299cm" svg:x="27.565cm" svg:y="24.527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350mm</text:span></text:p>
          </draw:text-box>
        </draw:frame>
        <draw:frame draw:style-name="gr71" draw:text-style-name="P12" draw:layer="layout" svg:width="4.922cm" svg:height="2.299cm" svg:x="27.547cm" svg:y="28.865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460mm</text:span></text:p>
          </draw:text-box>
        </draw:frame>
        <draw:frame draw:style-name="gr71" draw:text-style-name="P12" draw:layer="layout" svg:width="4.922cm" svg:height="2.299cm" svg:x="27.524cm" svg:y="33.081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140mm</text:span></text:p>
          </draw:text-box>
        </draw:frame>
        <draw:custom-shape draw:style-name="gr72" draw:text-style-name="P4" draw:layer="layout" svg:width="4.833cm" svg:height="0.16cm" draw:transform="rotate (-0.315206462910176) translate (31.747cm 25.039cm)">
          <text:p/>
          <draw:enhanced-geometry svg:viewBox="0 0 21600 21600" draw:type="rectangle" draw:enhanced-path="M 0 0 L 21600 0 21600 21600 0 21600 0 0 Z N"/>
        </draw:custom-shape>
        <draw:line draw:style-name="gr64" draw:text-style-name="P2" draw:layer="layout" svg:x1="31.576cm" svg:y1="25.049cm" svg:x2="36.44cm" svg:y2="26.635cm">
          <text:p/>
        </draw:line>
        <draw:frame draw:style-name="gr3" draw:text-style-name="P2" draw:layer="layout" svg:width="1.27cm" svg:height="1.057cm" draw:transform="rotate (-3.14159265358979) translate (37.427cm 31.797cm)">
          <draw:image xlink:href="Pictures/100002010000004000000040045580BA0FC0832C.png" xlink:type="simple" xlink:show="embed" xlink:actuate="onLoad">
            <text:p/>
          </draw:image>
        </draw:frame>
        <draw:custom-shape draw:style-name="gr72" draw:text-style-name="P4" draw:layer="layout" svg:width="4.833cm" svg:height="0.16cm" draw:transform="rotate (-0.315206462910176) translate (31.734cm 29.332cm)">
          <text:p/>
          <draw:enhanced-geometry svg:viewBox="0 0 21600 21600" draw:type="rectangle" draw:enhanced-path="M 0 0 L 21600 0 21600 21600 0 21600 0 0 Z N"/>
        </draw:custom-shape>
        <draw:line draw:style-name="gr64" draw:text-style-name="P2" draw:layer="layout" svg:x1="31.563cm" svg:y1="29.342cm" svg:x2="36.427cm" svg:y2="30.928cm">
          <text:p/>
        </draw:line>
        <draw:custom-shape draw:style-name="gr72" draw:text-style-name="P4" draw:layer="layout" svg:width="4.833cm" svg:height="0.16cm" draw:transform="rotate (-0.315206462910176) translate (31.734cm 33.532cm)">
          <text:p/>
          <draw:enhanced-geometry svg:viewBox="0 0 21600 21600" draw:type="rectangle" draw:enhanced-path="M 0 0 L 21600 0 21600 21600 0 21600 0 0 Z N"/>
        </draw:custom-shape>
        <draw:line draw:style-name="gr64" draw:text-style-name="P2" draw:layer="layout" svg:x1="31.563cm" svg:y1="33.542cm" svg:x2="36.427cm" svg:y2="35.128cm">
          <text:p/>
        </draw:line>
        <draw:frame draw:style-name="gr3" draw:text-style-name="P2" draw:layer="layout" svg:width="1.843cm" svg:height="0.29cm" svg:x="19.381cm" svg:y="19.8cm">
          <draw:image xlink:href="Pictures/1000020100000265000000616FAB31162157C8F6.png" xlink:type="simple" xlink:show="embed" xlink:actuate="onLoad">
            <text:p/>
          </draw:image>
        </draw:frame>
        <draw:frame draw:style-name="standard" draw:layer="layout" svg:width="21.151cm" svg:height="3.461cm" svg:x="0.785cm" svg:y="37.9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7">Rev</text:span></text:p>
              </table:table-cell>
              <table:table-cell>
                <text:p><text:span text:style-name="T17">Date</text:span></text:p>
              </table:table-cell>
              <table:table-cell>
                <text:p><text:span text:style-name="T17">Changes</text:span></text:p>
              </table:table-cell>
            </table:table-row>
            <table:table-row table:style-name="ro2" table:default-cell-style-name="ce1">
              <table:table-cell>
                <text:p><text:span text:style-name="T17">G</text:span></text:p>
              </table:table-cell>
              <table:table-cell>
                <text:p><text:span text:style-name="T17">08/26/2016</text:span></text:p>
              </table:table-cell>
              <table:table-cell>
                <text:p><text:span text:style-name="T18">-Shorten right-side of Y-motor shielding by 5mm</text:span></text:p>
                <text:p><text:span text:style-name="T18">-Use fork terminal on right-side of Y-motor shielding</text:span></text:p>
                <text:p><text:span text:style-name="T18">-Separate left-side Z shielding</text:span></text:p>
                <text:p><text:span text:style-name="T18">-Use Red and Black heat shrink on Z motor wires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64" draw:text-style-name="P2" draw:layer="layout" svg:x1="26.251cm" svg:y1="29.324cm" svg:x2="24.483cm" svg:y2="30.801cm">
          <text:p/>
        </draw:line>
        <draw:line draw:style-name="gr64" draw:text-style-name="P2" draw:layer="layout" svg:x1="26.214cm" svg:y1="33.215cm" svg:x2="24.557cm" svg:y2="31.87cm">
          <text:p/>
        </draw:line>
        <draw:custom-shape draw:style-name="gr72" draw:text-style-name="P4" draw:layer="layout" svg:width="4.833cm" svg:height="0.16cm" svg:x="20.013cm" svg:y="31.85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4" draw:layer="layout" svg:width="4.833cm" svg:height="0.16cm" svg:x="20.013cm" svg:y="30.653cm">
          <text:p/>
          <draw:enhanced-geometry svg:viewBox="0 0 21600 21600" draw:type="rectangle" draw:enhanced-path="M 0 0 L 21600 0 21600 21600 0 21600 0 0 Z N"/>
        </draw:custom-shape>
        <draw:line draw:style-name="gr64" draw:text-style-name="P2" draw:layer="layout" svg:x1="20.183cm" svg:y1="30.745cm" svg:x2="24.652cm" svg:y2="30.738cm">
          <text:p/>
        </draw:line>
        <draw:line draw:style-name="gr64" draw:text-style-name="P2" draw:layer="layout" svg:x1="20.175cm" svg:y1="31.934cm" svg:x2="24.644cm" svg:y2="31.927cm">
          <text:p/>
        </draw:line>
        <draw:frame draw:style-name="gr73" draw:text-style-name="P9" draw:layer="layout" svg:width="3.207cm" svg:height="1.319cm" svg:x="19.679cm" svg:y="35.095cm">
          <draw:text-box>
            <text:p><text:span text:style-name="T3">1x [EL-MS0434]</text:span></text:p>
            <text:p><text:span text:style-name="T19">RED</text:span><text:span text:style-name="T3"> Shrink Tubing</text:span></text:p>
            <text:p><text:span text:style-name="T3">25mm</text:span></text:p>
          </draw:text-box>
        </draw:frame>
        <draw:frame draw:style-name="gr74" draw:text-style-name="P9" draw:layer="layout" svg:width="3.647cm" svg:height="1.319cm" svg:x="19.05cm" svg:y="26.619cm">
          <draw:text-box>
            <text:p><text:span text:style-name="T3">1x [EL-MS0247]</text:span></text:p>
            <text:p><text:span text:style-name="T20">BLACK</text:span><text:span text:style-name="T3"> Shrink Tubing</text:span></text:p>
            <text:p><text:span text:style-name="T3">25mm</text:span></text:p>
          </draw:text-box>
        </draw:frame>
        <draw:frame draw:style-name="gr75" draw:text-style-name="P9" draw:layer="layout" svg:width="2.822cm" svg:height="1.319cm" svg:x="12.573cm" svg:y="8.784cm">
          <draw:text-box>
            <text:p><text:span text:style-name="T3">1x [PC-CN0032]</text:span></text:p>
            <text:p><text:span text:style-name="T3">Term Block Plug</text:span></text:p>
            <text:p><text:span text:style-name="T3">2POS</text:span></text:p>
          </draw:text-box>
        </draw:frame>
        <draw:frame draw:style-name="gr76" draw:text-style-name="P9" draw:layer="layout" svg:width="3.52cm" svg:height="0.963cm" svg:x="13.528cm" svg:y="11.858cm">
          <draw:text-box>
            <text:p><text:span text:style-name="T3">1x [PC-CN0001]</text:span></text:p>
            <text:p><text:span text:style-name="T3">Female 2pin Housing</text:span></text:p>
          </draw:text-box>
        </draw:frame>
        <draw:frame draw:style-name="gr77" draw:text-style-name="P9" draw:layer="layout" svg:width="3.52cm" svg:height="0.963cm" svg:x="13.528cm" svg:y="16.059cm">
          <draw:text-box>
            <text:p><text:span text:style-name="T3">3x [PC-CN0003]</text:span></text:p>
            <text:p><text:span text:style-name="T3">Female 3pin Hous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13T07:39:19.596164975</dc:date>
    <meta:editing-duration>P28DT20H44M14S</meta:editing-duration>
    <meta:editing-cycles>654</meta:editing-cycles>
    <meta:generator>LibreOffice/5.0.4.2$Linux_X86_64 LibreOffice_project/2b9802c1994aa0b7dc6079e128979269cf95bc78</meta:generator>
    <dc:creator>Aleph User</dc:creator>
    <meta:document-statistic meta:object-count="229"/>
  </office:meta>
</office:document-meta>
</file>